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Beauftragung für James Mystery</text:h>
      <!-- Neuer Inhalt -->
      <text:h text:style-name="Heading_20_2" text:outline-level="2">Betreffende Person</text:h>
      <text:p text:style-name="Text_20_body">
        <text:span text:style-name="T1">Name: Herr Dr. James Mystery</text:span>
        <!-- 
        "T2"
        "T3"
        
        Neuer Inhalt

      -->
      </text:p>
      <text:p text:style-name="Text_20_body">
        <text:span text:style-name="T1">Telefon: tel:009</text:span>
      </text:p>
      <text:p text:style-name="Text_20_body">
        <text:span text:style-name="T1">Webseite der Arbeitsstelle: http://www.xxx.example.com</text:span>
      </text:p>
      <text:h text:style-name="Heading_20_2" text:outline-level="2">Zugewiesene Aufgaben</text:h>
      <text:p text:style-name="Text_20_body">
        <text:span text:style-name="T1">Bezeichnung: Tellerputzer in der Kantine</text:span>
      </text:p>
      <text:p text:style-name="Text_20_body">
        <text:span text:style-name="T1">Bezeichnung: gespielter Geheimagent</text:span>
      </text:p>
      <!-- Neuer Inhalt --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Martin n/a</meta:initial-creator>
    <meta:creation-date>2008-11-03T04:01:37</meta:creation-date>
    <dc:date>2010-11-15T23:11:08</dc:date>
    <dc:language>de-DE</dc:language>
    <meta:editing-cycles>4</meta:editing-cycles>
    <meta:editing-duration>PT00H19M45S</meta:editing-duration>
    <meta:document-statistic meta:table-count="0" meta:image-count="0" meta:object-count="0" meta:page-count="1" meta:paragraph-count="7" meta:word-count="23" meta:character-count="219"/>
    <dc:creator>Philipp Strobel</dc:creator>
    <meta:user-defined meta:name="Info 1"/>
    <meta:user-defined meta:name="Info 2"/>
    <meta:user-defined meta:name="Info 3"/>
    <meta:user-defined meta:name="Info 4"/>
  </office:meta>
</office:document-meta>
</file>